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  <style:text-properties style:font-name="Arial" style:font-name-complex="Arial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ální" style:family="paragraph">
      <style:text-properties style:font-name="Arial" style:font-name-complex="Arial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ální" style:family="paragraph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ální" style:family="paragraph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Normální" style:family="paragraph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7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Normální" style:family="paragraph">
      <style:text-properties style:font-name="Arial" style:font-name-complex="Arial" fo:font-size="12pt" style:font-size-asian="12pt" style:font-size-complex="12pt"/>
    </style:style>
    <style:style style:name="P10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6" style:parent-style-name="Normální" style:family="paragraph">
      <style:paragraph-properties fo:text-align="justify">
        <style:tab-stops>
          <style:tab-stop style:type="left" style:position="1.0104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7" style:parent-style-name="Normální" style:family="paragraph">
      <style:paragraph-properties fo:text-align="justify"/>
    </style:style>
    <style:style style:name="T1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1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0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1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2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3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6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7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8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9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P30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31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2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3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34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5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6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37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8" style:parent-style-name="Normální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9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0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2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3" style:parent-style-name="Normální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44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45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46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47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48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9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0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1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2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3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4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5" style:parent-style-name="Normální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6" style:parent-style-name="Normální" style:family="paragraph">
      <style:paragraph-properties fo:text-align="justify"/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Komentář k závěrečnému účtu roku 2016</text:p>
      <text:p text:style-name="P2"/>
      <text:p text:style-name="P3">Zájmového sdružení Frýdlantsko-Beskydy,</text:p>
      <text:p text:style-name="P4">Náměstí 3, Frýdlant nad Ostravicí, 739 11, IČO: 69609926</text:p>
      <text:p text:style-name="P5"/>
      <text:p text:style-name="P6">Úvod</text:p>
      <text:p text:style-name="P7">Podle § 17 zákona č.250/2000 Sb.o<text:s/>rozpočtových pravidlech územních rozpočtů, ve znění pozdějších předpisů, je povinností svazku obcí po skončení kalendářního roku souhrnně <text:s/>zpracovat údaje o ročním hospodaření svazku do závěrečného účtu. V závěrečném účtu jsou obsaženy údaje o plnění rozpočtu příjmů a výdajů v platném členění podle rozpočtové skladby, údaje o hospodaření s majetkem a o dalších finančních operacích. Povinnou součástí závěrečného účtu při jeho projednávání v orgánech svazku je Zpráva o výsledku přezkoumání hospodaření Zájmového sdružení Frýdlantsko-Beskydy za rok 2016, vypracována auditorem.</text:p>
      <text:p text:style-name="P8">Majetek svazku</text:p>
      <text:p text:style-name="P9">Předsedkyně zájmového sdružení Frýdlantsko-Beskydy vydala plán inventur na rok 2016<text:s/>včetně inventarizační komise pro provedení inventarizace majetku Zájmového sdružení Frýdlantsko-Beskydy v roce 2016<text:s/>dle Směrnice č.1/2011 o inventarizaci.</text:p>
      <text:p text:style-name="P10">- hmotného a nehmotného majetku k 31.12.2016</text:p>
      <text:p text:style-name="P11">- finančního majetku k 31.12.2016</text:p>
      <text:p text:style-name="P12">- pohledávek a závazků k 31.12.2016</text:p>
      <text:p text:style-name="P13"/>
      <text:p text:style-name="P14">Zjištěné stavy byly odsouhlaseny s účetní evidenci rozdíly nebyly zjištěny.</text:p>
      <text:p text:style-name="P15"/>
      <text:p text:style-name="P16">Příjmy<text:tab/></text:p>
      <text:p text:style-name="P17"><text:span text:style-name="T18">Za rok 201</text:span><text:span text:style-name="T19">6</text:span><text:span text:style-name="T20"><text:s/>byly tvořeny členskými příspěvky od obcí v částce<text:s/></text:span><text:span text:style-name="T21">1 253 652</text:span><text:span text:style-name="T22">,- Kč , příspěvky na časopis – Mikroregion Frýdlantsko-Beskydy v částce 4</text:span><text:span text:style-name="T23">15 440</text:span><text:span text:style-name="T24">,- Kč</text:span><text:span text:style-name="T25"><text:s/>a</text:span><text:span text:style-name="T26"><text:s/>příjmy za reklamu v novinách v částce<text:s/></text:span><text:span text:style-name="T27">89 743</text:span><text:span text:style-name="T28">,- Kč<text:s/></text:span><text:span text:style-name="T29">.</text:span></text:p>
      <text:p text:style-name="P30">Výdaje</text:p>
      <text:p text:style-name="P31">V roce 2016<text:s/>byly vynaloženy na příspěvek BIC Frýdek-Místek, Euroregionu Beskydy /dle smluv – např. bezplatné poskytování informací veřejnosti, rozšíření pracovní doby a pracovního místa v BIC Frýdlant nad Ostravicí/ v celkové částce 371 900,- .Na tisk časopisu byla vynaložena částka<text:s/>578 124,-Kč. Ostatní výdaje byly tvořeny náklady na<text:s/>mzdu<text:s/>za dohodu o provedení práce, audit, materiál, poplatky, služby, služby pošt a peněžních ústavů apod.<text:s text:c="2"/>v částce<text:s/>228 476,-.<text:s/>Na <text:s/>kapitálové výdaje byla vynaložena částka 364 452,- - nákup<text:s/>laserového rychloměru.<text:s/><text:s text:c="2"/></text:p>
      <text:p text:style-name="P32"/>
      <text:p text:style-name="P33">BÚ</text:p>
      <text:p text:style-name="P34">Zůstatek na běžném účtu<text:s/><text:s/>činil k 31.12.2016<text:s/>částku<text:s/>640 502,27 Kč .</text:p>
      <text:p text:style-name="P35"/>
      <text:p text:style-name="P36">Přezkoumání hospodaření<text:s/></text:p>
      <text:p text:style-name="P37">provedla auditorská společnost: Moravskoslezský audit, s.r.o. Čs.legií 7, 702 00 Ostrava.</text:p>
      <text:p text:style-name="P38"/>
      <text:p text:style-name="P39"/>
      <text:p text:style-name="P40"/>
      <text:p text:style-name="P41"/>
      <text:p text:style-name="P42">Zpracovala: <text:s/>Kotasová Věra</text:p>
      <text:p text:style-name="P43"/>
      <text:p text:style-name="P44"/>
      <text:p text:style-name="P45"/>
      <text:p text:style-name="P46"/>
      <text:p text:style-name="P47">Přílohy</text:p>
      <text:p text:style-name="P48">- <text:s/>Závěrečný<text:s/>účet, přehled hospodaření k 31.12.2016</text:p>
      <text:p text:style-name="P49">- <text:s/>Rozvaha</text:p>
      <text:p text:style-name="P50">- Výkaz zisku a ztrát</text:p>
      <text:p text:style-name="P51">- Příloha</text:p>
      <text:p text:style-name="P52">- Inventarizační zpráva</text:p>
      <text:p text:style-name="P53">- Zpráva auditora</text:p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Standardnípísmoodstavce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tasová Věra</meta:initial-creator>
    <dc:creator>Kotasová Věra</dc:creator>
    <meta:creation-date>2016-03-11T11:42:00Z</meta:creation-date>
    <dc:date>2017-01-11T06:53:00Z</dc:date>
    <meta:print-date>2017-01-11T06:50:00Z</meta:print-date>
    <meta:template xlink:href="Normal" xlink:type="simple"/>
    <meta:editing-cycles>5</meta:editing-cycles>
    <meta:editing-duration>PT20280S</meta:editing-duration>
    <meta:document-statistic meta:page-count="1" meta:paragraph-count="4" meta:word-count="340" meta:character-count="2346" meta:row-count="16" meta:non-whitespace-character-count="2010"/>
  </office:meta>
</office:document-meta>
</file>